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ogle Sans" svg:font-family="'Google Sans',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fo:orphans="2" fo:widows="2"/>
      <style:text-properties fo:font-variant="normal" fo:text-transform="none" fo:color="#202124" style:font-name="Liberation Serif" fo:font-size="12pt" fo:letter-spacing="normal" fo:font-style="italic" fo:font-weight="bold" officeooo:rsid="0009e489" officeooo:paragraph-rsid="000bb681" style:font-style-asian="italic" style:font-weight-asian="bold" style:font-style-complex="italic" style:font-weight-complex="bold"/>
    </style:style>
    <style:style style:name="P2" style:family="paragraph" style:parent-style-name="Standard">
      <style:paragraph-properties fo:text-align="justify" style:justify-single-word="false" fo:orphans="2" fo:widows="2"/>
      <style:text-properties fo:font-variant="normal" fo:text-transform="none" fo:color="#202124" style:font-name="Liberation Serif" fo:font-size="12pt" fo:letter-spacing="normal" fo:font-style="italic" style:text-underline-style="solid" style:text-underline-width="auto" style:text-underline-color="font-color" fo:font-weight="bold" officeooo:rsid="0009e489" officeooo:paragraph-rsid="0009e489" style:font-style-asian="italic" style:font-weight-asian="bold" style:font-style-complex="italic" style:font-weight-complex="bold"/>
    </style:style>
    <style:style style:name="P3" style:family="paragraph" style:parent-style-name="Standard">
      <style:paragraph-properties fo:text-align="justify" style:justify-single-word="false" fo:orphans="2" fo:widows="2"/>
      <style:text-properties fo:font-variant="normal" fo:text-transform="none" fo:color="#202124" style:font-name="Liberation Serif" fo:font-size="12pt" fo:letter-spacing="normal" fo:font-style="italic" style:text-underline-style="none" fo:font-weight="bold" officeooo:rsid="000ce632" officeooo:paragraph-rsid="000ce632" style:font-style-asian="italic" style:font-weight-asian="bold" style:font-style-complex="italic" style:font-weight-complex="bold"/>
    </style:style>
    <style:style style:name="P4" style:family="paragraph" style:parent-style-name="Standard">
      <style:paragraph-properties fo:text-align="justify" style:justify-single-word="false" fo:orphans="2" fo:widows="2"/>
      <style:text-properties fo:font-variant="normal" fo:text-transform="none" fo:color="#202124" style:font-name="Liberation Serif" fo:font-size="12pt" fo:letter-spacing="normal" fo:font-style="normal" fo:font-weight="normal" officeooo:rsid="0006ff28" officeooo:paragraph-rsid="0006ff28" style:font-style-asian="normal" style:font-weight-asian="normal" style:font-style-complex="normal" style:font-weight-complex="normal"/>
    </style:style>
    <style:style style:name="P5" style:family="paragraph" style:parent-style-name="Standard">
      <style:paragraph-properties fo:text-align="justify" style:justify-single-word="false" fo:orphans="2" fo:widows="2"/>
      <style:text-properties fo:font-variant="normal" fo:text-transform="none" fo:color="#202124" style:font-name="Liberation Serif" fo:font-size="14pt" fo:letter-spacing="normal" fo:font-style="normal" style:text-underline-style="solid" style:text-underline-width="auto" style:text-underline-color="font-color" fo:font-weight="bold" officeooo:rsid="0009e489" officeooo:paragraph-rsid="0009e489" style:font-size-asian="14pt" style:font-style-asian="normal" style:font-weight-asian="bold" style:font-size-complex="14pt" style:font-style-complex="normal" style:font-weight-complex="bold"/>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Liberation Serif" fo:font-size="12pt" fo:letter-spacing="normal" fo:font-style="italic" fo:font-weight="bold" style:font-style-asian="italic" style:font-weight-asian="bold" style:font-style-complex="italic" style:font-weight-complex="bold"/>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Liberation Serif" fo:font-size="12pt" fo:letter-spacing="normal" fo:font-style="italic" fo:font-weight="bold" officeooo:rsid="0006ff28" officeooo:paragraph-rsid="0006ff28" style:font-style-asian="italic" style:font-weight-asian="bold" style:font-style-complex="italic" style:font-weight-complex="bold"/>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Liberation Serif" fo:font-size="12pt" fo:letter-spacing="normal" fo:font-style="italic" style:text-underline-style="solid" style:text-underline-width="auto" style:text-underline-color="font-color" fo:font-weight="bold" officeooo:rsid="000ce632" officeooo:paragraph-rsid="000ce632" style:font-style-asian="italic" style:font-weight-asian="bold" style:font-style-complex="italic" style:font-weight-complex="bold"/>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Liberation Serif" fo:font-size="12pt" fo:letter-spacing="normal" fo:font-style="normal" fo:font-weight="normal" officeooo:rsid="0006ff28" officeooo:paragraph-rsid="0006ff28" style:font-style-asian="normal" style:font-weight-asian="normal" style:font-style-complex="normal" style:font-weight-complex="normal"/>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Liberation Serif" fo:font-size="12pt" fo:letter-spacing="normal" fo:font-style="normal" fo:font-weight="normal"/>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Liberation Serif" fo:font-size="14pt" fo:letter-spacing="normal" fo:font-style="normal" style:text-underline-style="solid" style:text-underline-width="auto" style:text-underline-color="font-color" fo:font-weight="bold" officeooo:rsid="000ce632" officeooo:paragraph-rsid="000ce632" style:font-size-asian="14pt" style:font-style-asian="normal" style:font-weight-asian="bold" style:font-size-complex="14pt" style:font-style-complex="normal" style:font-weight-complex="bold"/>
    </style:style>
    <style:style style:name="T1" style:family="text">
      <style:text-properties officeooo:rsid="00084933"/>
    </style:style>
    <style:style style:name="T2" style:family="text">
      <style:text-properties officeooo:rsid="0009dd1f"/>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ct Outline</text:p>
      <text:p text:style-name="P8"/>
      <text:p text:style-name="P6">What is the name of your project?</text:p>
      <text:p text:style-name="P10">Identification of Consistently Dysregulated Modules and Pathways during Infection by Coronaviruses; Applications to COVID-19</text:p>
      <text:p text:style-name="P10"/>
      <text:p text:style-name="P6">What is the project pitch for recruiting participants? (200 character max)</text:p>
      <text:p text:style-name="P9">We aim to identify consensus <text:span text:style-name="T1">gene sets/modules</text:span> that are consistently dysregulated during infection by coronaviruses with the aim of enhancing the understanding of SARS-CoV-2 infection.</text:p>
      <text:p text:style-name="P9"/>
      <text:p text:style-name="P7">Overview of the main objectives, why they are significant and how you plan to accomplish it.</text:p>
      <text:p text:style-name="P4">Identification of data will be important, as even for previous coronaviruses (MERS,SARS), data is limiting and heterogenous. We will mine OmicsDI, ArrayExpress etc for this data and perform various clustering analys<text:span text:style-name="T2">es</text:span> to remove outliers. This may need to be done prior to the official hackathon. <text:span text:style-name="T1">I</text:span>dentification of genes/modules where there is evidence for their dysregulation during SARS-Cov-2019 infection, to compare back to the <text:span text:style-name="T1">consensus </text:span>network predictions. This will be accomplished via a literature search. Construction of network predictions and identification of consensus modules/pathways in order to <text:span text:style-name="T1">determine possible pan-coronavirus dysregulated modules/gene sets, using tools/packages such as WGCNA, ARACNE etc.</text:span></text:p>
      <text:p text:style-name="P4"/>
      <text:p text:style-name="P4"/>
      <text:p text:style-name="P5">Data/Papers</text:p>
      <text:p text:style-name="P2"/>
      <text:p text:style-name="P3">SARS-CoV-2</text:p>
      <text:p text:style-name="P1"><text:a xlink:type="simple" xlink:href="https://www.biorxiv.org/content/10.1101/2020.03.12.988865v2.full.pdf" text:style-name="Internet_20_link" text:visited-style-name="Visited_20_Internet_20_Link">https://www.biorxiv.org/content/10.1101/2020.03.12.988865v2.full.pdf</text:a> –<text:span text:style-name="T4"> various nanpore RNA-seq based methods</text:span></text:p>
      <text:p text:style-name="P1"><text:span text:style-name="T4"/></text:p>
      <text:p text:style-name="P1"><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ogle Sans" svg:font-family="'Google Sans',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16:07:17.213136238</meta:creation-date>
    <dc:date>2020-03-26T21:04:31.664513686</dc:date>
    <meta:editing-duration>PT4H15M51S</meta:editing-duration>
    <meta:editing-cycles>4</meta:editing-cycles>
    <meta:generator>LibreOffice/6.0.7.3$Linux_X86_64 LibreOffice_project/00m0$Build-3</meta:generator>
    <meta:document-statistic meta:table-count="0" meta:image-count="0" meta:object-count="0" meta:page-count="1" meta:paragraph-count="11" meta:word-count="182" meta:character-count="1376" meta:non-whitespace-character-count="1202"/>
  </office:meta>
</office:document-meta>
</file>